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64cm"/>
    </style:style>
    <style:style style:name="co2" style:family="table-column">
      <style:table-column-properties fo:break-before="auto" style:column-width="3.649cm"/>
    </style:style>
    <style:style style:name="co3" style:family="table-column">
      <style:table-column-properties fo:break-before="auto" style:column-width="2.907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3.997cm"/>
    </style:style>
    <style:style style:name="co6" style:family="table-column">
      <style:table-column-properties fo:break-before="auto" style:column-width="2.739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padding="0.071cm"/>
    </style:style>
    <style:style style:name="gr1" style:family="graphic" style:parent-style-name="Default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>
            <text:p>Temperatur</text:p>
          </table:table-cell>
          <table:table-cell table:style-name="ce1" office:value-type="string" calcext:value-type="string">
            <text:p>Fehler vor Korrrektur</text:p>
          </table:table-cell>
          <table:table-cell office:value-type="string" calcext:value-type="string">
            <text:p>Fehlerkorrektur</text:p>
          </table:table-cell>
          <table:table-cell office:value-type="string" calcext:value-type="string">
            <text:p>Fehler nach Korrektur</text:p>
          </table:table-cell>
          <table:table-cell>
            <draw:frame draw:z-index="0" draw:name="Chart 1" draw:style-name="gr1" draw:text-style-name="P1" svg:width="32.597cm" svg:height="15.929cm" svg:x="0.78cm" svg:y="0.44cm">
              <draw:object draw:notify-on-update-of-ranges="Tabelle1.B3:Tabelle1.B22 Tabelle1.A3:Tabelle1.A22 Tabelle1.C3:Tabelle1.C22 Tabelle1.A3:Tabelle1.A22 Tabelle1.D3:Tabelle1.D22 Tabelle1.A3:Tabelle1.A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style-name="ce1" office:value-type="float" office:value="-10" calcext:value-type="float">
            <text:p>-10</text:p>
          </table:table-cell>
          <table:table-cell office:value-type="float" office:value="0.1877394" calcext:value-type="float">
            <text:p>0,1877394</text:p>
          </table:table-cell>
          <table:table-cell table:style-name="Default" table:formula="of:=0.03268+(-0.0127637*[.A3])+([.A3]*[.A3]*0.00015565)" office:value-type="float" office:value="0.175882" calcext:value-type="float">
            <text:p>0,175882</text:p>
          </table:table-cell>
          <table:table-cell table:style-name="ce4" table:formula="of:=[.B3]-[.C3]" office:value-type="float" office:value="0.0118574" calcext:value-type="float">
            <text:p>0,0118574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-5" calcext:value-type="float">
            <text:p>-5</text:p>
          </table:table-cell>
          <table:table-cell office:value-type="float" office:value="0.099567987" calcext:value-type="float">
            <text:p>0,099567987</text:p>
          </table:table-cell>
          <table:table-cell table:style-name="Default" table:formula="of:=0.03268+(-0.0127637*[.A4])+([.A4]*[.A4]*0.00015565)" office:value-type="float" office:value="0.10038975" calcext:value-type="float">
            <text:p>0,10038975</text:p>
          </table:table-cell>
          <table:table-cell table:style-name="ce4" table:formula="of:=[.B4]-[.C4]" office:value-type="float" office:value="-0.000821763000000003" calcext:value-type="float">
            <text:p>-0,000821763000000003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033869057" calcext:value-type="float">
            <text:p>0,033869057</text:p>
          </table:table-cell>
          <table:table-cell table:style-name="Default" table:formula="of:=0.03268+(-0.0127637*[.A5])+([.A5]*[.A5]*0.00015565)" office:value-type="float" office:value="0.03268" calcext:value-type="float">
            <text:p>0,03268</text:p>
          </table:table-cell>
          <table:table-cell table:style-name="ce4" table:formula="of:=[.B5]-[.C5]" office:value-type="float" office:value="0.001189057" calcext:value-type="float">
            <text:p>0,001189057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-0.030460624" office:value-type="float" office:value="-0.030460624" calcext:value-type="float">
            <text:p>-0,030460624</text:p>
          </table:table-cell>
          <table:table-cell table:style-name="Default" table:formula="of:=0.03268+(-0.0127637*[.A6])+([.A6]*[.A6]*0.00015565)" office:value-type="float" office:value="-0.02724725" calcext:value-type="float">
            <text:p>-0,02724725</text:p>
          </table:table-cell>
          <table:table-cell table:style-name="ce4" table:formula="of:=[.B6]-[.C6]" office:value-type="float" office:value="-0.003213374" calcext:value-type="float">
            <text:p>-0,003213374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-0.083647307" office:value-type="float" office:value="-0.083647307" calcext:value-type="float">
            <text:p>-0,083647307</text:p>
          </table:table-cell>
          <table:table-cell table:style-name="Default" table:formula="of:=0.03268+(-0.0127637*[.A7])+([.A7]*[.A7]*0.00015565)" office:value-type="float" office:value="-0.079392" calcext:value-type="float">
            <text:p>-0,079392</text:p>
          </table:table-cell>
          <table:table-cell table:style-name="ce4" table:formula="of:=[.B7]-[.C7]" office:value-type="float" office:value="-0.004255307" calcext:value-type="float">
            <text:p>-0,004255307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-0.134454528" office:value-type="float" office:value="-0.134454528" calcext:value-type="float">
            <text:p>-0,134454528</text:p>
          </table:table-cell>
          <table:table-cell table:style-name="Default" table:formula="of:=0.03268+(-0.0127637*[.A8])+([.A8]*[.A8]*0.00015565)" office:value-type="float" office:value="-0.12375425" calcext:value-type="float">
            <text:p>-0,12375425</text:p>
          </table:table-cell>
          <table:table-cell table:style-name="ce4" table:formula="of:=[.B8]-[.C8]" office:value-type="float" office:value="-0.010700278" calcext:value-type="float">
            <text:p>-0,010700278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formula="of:=-0.167969299" office:value-type="float" office:value="-0.167969299" calcext:value-type="float">
            <text:p>-0,167969299</text:p>
          </table:table-cell>
          <table:table-cell table:style-name="Default" table:formula="of:=0.03268+(-0.0127637*[.A9])+([.A9]*[.A9]*0.00015565)" office:value-type="float" office:value="-0.160334" calcext:value-type="float">
            <text:p>-0,160334</text:p>
          </table:table-cell>
          <table:table-cell table:style-name="ce4" table:formula="of:=[.B9]-[.C9]" office:value-type="float" office:value="-0.00763529899999996" calcext:value-type="float">
            <text:p>-0,00763529899999996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-0.187391901" calcext:value-type="float">
            <text:p>-0,187391901</text:p>
          </table:table-cell>
          <table:table-cell table:style-name="Default" table:formula="of:=0.03268+(-0.0127637*[.A10])+([.A10]*[.A10]*0.00015565)" office:value-type="float" office:value="-0.18913125" calcext:value-type="float">
            <text:p>-0,18913125</text:p>
          </table:table-cell>
          <table:table-cell table:style-name="ce4" table:formula="of:=[.B10]-[.C10]" office:value-type="float" office:value="0.00173934900000003" calcext:value-type="float">
            <text:p>0,00173934900000003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formula="of:=-0.21248135" office:value-type="float" office:value="-0.21248135" calcext:value-type="float">
            <text:p>-0,21248135</text:p>
          </table:table-cell>
          <table:table-cell table:style-name="Default" table:formula="of:=0.03268+(-0.0127637*[.A11])+([.A11]*[.A11]*0.00015565)" office:value-type="float" office:value="-0.210146" calcext:value-type="float">
            <text:p>-0,210146</text:p>
          </table:table-cell>
          <table:table-cell table:style-name="ce4" table:formula="of:=[.B11]-[.C11]" office:value-type="float" office:value="-0.00233534999999999" calcext:value-type="float">
            <text:p>-0,00233534999999999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formula="of:=-0.22307595" office:value-type="float" office:value="-0.22307595" calcext:value-type="float">
            <text:p>-0,22307595</text:p>
          </table:table-cell>
          <table:table-cell table:style-name="Default" table:formula="of:=0.03268+(-0.0127637*[.A12])+([.A12]*[.A12]*0.00015565)" office:value-type="float" office:value="-0.22337825" calcext:value-type="float">
            <text:p>-0,22337825</text:p>
          </table:table-cell>
          <table:table-cell table:style-name="ce4" table:formula="of:=[.B12]-[.C12]" office:value-type="float" office:value="0.000302300000000033" calcext:value-type="float">
            <text:p>0,000302300000000033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-0.2244" calcext:value-type="float">
            <text:p>-0,2244</text:p>
          </table:table-cell>
          <table:table-cell table:style-name="Default" table:formula="of:=0.03268+(-0.0127637*[.A13])+([.A13]*[.A13]*0.00015565)" office:value-type="float" office:value="-0.228828" calcext:value-type="float">
            <text:p>-0,228828</text:p>
          </table:table-cell>
          <table:table-cell table:style-name="ce4" table:formula="of:=[.B13]-[.C13]" office:value-type="float" office:value="0.00442800000000004" calcext:value-type="float">
            <text:p>0,00442800000000004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-0.2257901" calcext:value-type="float">
            <text:p>-0,2257901</text:p>
          </table:table-cell>
          <table:table-cell table:style-name="Default" table:formula="of:=0.03268+(-0.0127637*[.A14])+([.A14]*[.A14]*0.00015565)" office:value-type="float" office:value="-0.22649525" calcext:value-type="float">
            <text:p>-0,22649525</text:p>
          </table:table-cell>
          <table:table-cell table:style-name="ce4" table:formula="of:=[.B14]-[.C14]" office:value-type="float" office:value="0.000705149999999988" calcext:value-type="float">
            <text:p>0,000705149999999988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-0.2144381" calcext:value-type="float">
            <text:p>-0,2144381</text:p>
          </table:table-cell>
          <table:table-cell table:style-name="Default" table:formula="of:=0.03268+(-0.0127637*[.A15])+([.A15]*[.A15]*0.00015565)" office:value-type="float" office:value="-0.21638" calcext:value-type="float">
            <text:p>-0,21638</text:p>
          </table:table-cell>
          <table:table-cell table:style-name="ce4" table:formula="of:=[.B15]-[.C15]" office:value-type="float" office:value="0.00194189999999997" calcext:value-type="float">
            <text:p>0,00194189999999997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-0.194" calcext:value-type="float">
            <text:p>-0,194</text:p>
          </table:table-cell>
          <table:table-cell table:style-name="Default" table:formula="of:=0.03268+(-0.0127637*[.A16])+([.A16]*[.A16]*0.00015565)" office:value-type="float" office:value="-0.19848225" calcext:value-type="float">
            <text:p>-0,19848225</text:p>
          </table:table-cell>
          <table:table-cell table:style-name="ce4" table:formula="of:=[.B16]-[.C16]" office:value-type="float" office:value="0.00448224999999997" calcext:value-type="float">
            <text:p>0,00448224999999997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-0.179093152" calcext:value-type="float">
            <text:p>-0,179093152</text:p>
          </table:table-cell>
          <table:table-cell table:style-name="Default" table:formula="of:=0.03268+(-0.0127637*[.A17])+([.A17]*[.A17]*0.00015565)" office:value-type="float" office:value="-0.172802" calcext:value-type="float">
            <text:p>-0,172802</text:p>
          </table:table-cell>
          <table:table-cell table:style-name="ce4" table:formula="of:=[.B17]-[.C17]" office:value-type="float" office:value="-0.00629115199999999" calcext:value-type="float">
            <text:p>-0,00629115199999999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-0.123430204" calcext:value-type="float">
            <text:p>-0,123430204</text:p>
          </table:table-cell>
          <table:table-cell table:style-name="Default" table:formula="of:=0.03268+(-0.0127637*[.A18])+([.A18]*[.A18]*0.00015565)" office:value-type="float" office:value="-0.13933925" calcext:value-type="float">
            <text:p>-0,13933925</text:p>
          </table:table-cell>
          <table:table-cell table:style-name="ce4" table:formula="of:=[.B18]-[.C18]" office:value-type="float" office:value="0.015909046" calcext:value-type="float">
            <text:p>0,015909046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float" office:value="-0.091829539" calcext:value-type="float">
            <text:p>-0,091829539</text:p>
          </table:table-cell>
          <table:table-cell table:style-name="Default" table:formula="of:=0.03268+(-0.0127637*[.A19])+([.A19]*[.A19]*0.00015565)" office:value-type="float" office:value="-0.098094" calcext:value-type="float">
            <text:p>-0,098094</text:p>
          </table:table-cell>
          <table:table-cell table:style-name="ce4" table:formula="of:=[.B19]-[.C19]" office:value-type="float" office:value="0.00626446100000001" calcext:value-type="float">
            <text:p>0,00626446100000001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float" office:value="-0.047439728" calcext:value-type="float">
            <text:p>-0,047439728</text:p>
          </table:table-cell>
          <table:table-cell table:style-name="Default" table:formula="of:=0.03268+(-0.0127637*[.A20])+([.A20]*[.A20]*0.00015565)" office:value-type="float" office:value="-0.04906625" calcext:value-type="float">
            <text:p>-0,04906625</text:p>
          </table:table-cell>
          <table:table-cell table:style-name="ce4" table:formula="of:=[.B20]-[.C20]" office:value-type="float" office:value="0.00162652199999998" calcext:value-type="float">
            <text:p>0,00162652199999998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float" office:value="0.0034977" calcext:value-type="float">
            <text:p>0,0034977</text:p>
          </table:table-cell>
          <table:table-cell table:style-name="Default" table:formula="of:=0.03268+(-0.0127637*[.A21])+([.A21]*[.A21]*0.00015565)" office:value-type="float" office:value="0.00774399999999997" calcext:value-type="float">
            <text:p>0,00774399999999997</text:p>
          </table:table-cell>
          <table:table-cell table:style-name="ce4" table:formula="of:=[.B21]-[.C21]" office:value-type="float" office:value="-0.00424629999999997" calcext:value-type="float">
            <text:p>-0,00424629999999997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float" office:value="0.061449175" calcext:value-type="float">
            <text:p>0,061449175</text:p>
          </table:table-cell>
          <table:table-cell table:style-name="Default" table:formula="of:=0.03268+(-0.0127637*[.A22])+([.A22]*[.A22]*0.00015565)" office:value-type="float" office:value="0.0723367500000001" calcext:value-type="float">
            <text:p>0,0723367500000001</text:p>
          </table:table-cell>
          <table:table-cell table:style-name="ce4" table:formula="of:=[.B22]-[.C22]" office:value-type="float" office:value="-0.0108875750000001" calcext:value-type="float">
            <text:p>-0,0108875750000001</text:p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/>
          <table:table-cell table:style-name="ce2"/>
          <table:table-cell table:style-name="Default"/>
          <table:table-cell table:number-columns-repeated="16381"/>
        </table:table-row>
        <table:table-row table:style-name="ro2" table:number-rows-repeated="3">
          <table:table-cell table:number-columns-repeated="16384"/>
        </table:table-row>
        <table:table-row table:style-name="ro1" table:number-rows-repeated="3">
          <table:table-cell table:style-name="ce1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style-name="ce4"/>
          <table:table-cell table:number-columns-repeated="16381"/>
        </table:table-row>
        <table:table-row table:style-name="ro1">
          <table:table-cell table:style-name="ce1"/>
          <table:table-cell table:style-name="ce3"/>
          <table:table-cell table:style-name="ce4"/>
          <table:table-cell table:number-columns-repeated="16381"/>
        </table:table-row>
        <table:table-row table:style-name="ro1">
          <table:table-cell table:style-name="ce1"/>
          <table:table-cell table:style-name="ce2"/>
          <table:table-cell table:style-name="ce4"/>
          <table:table-cell table:number-columns-repeated="16381"/>
        </table:table-row>
        <table:table-row table:style-name="ro1" table:number-rows-repeated="4">
          <table:table-cell table:style-name="ce1"/>
          <table:table-cell table:style-name="ce4" table:number-columns-repeated="2"/>
          <table:table-cell table:number-columns-repeated="16381"/>
        </table:table-row>
        <table:table-row table:style-name="ro1">
          <table:table-cell table:style-name="ce1"/>
          <table:table-cell table:style-name="ce2"/>
          <table:table-cell table:style-name="ce4"/>
          <table:table-cell table:number-columns-repeated="16381"/>
        </table:table-row>
        <table:table-row table:style-name="ro1" table:number-rows-repeated="2">
          <table:table-cell table:style-name="ce1"/>
          <table:table-cell table:style-name="ce4" table:number-columns-repeated="2"/>
          <table:table-cell table:number-columns-repeated="16381"/>
        </table:table-row>
        <table:table-row table:style-name="ro1" table:number-rows-repeated="10">
          <table:table-cell table:style-name="ce1"/>
          <table:table-cell table:style-name="ce2"/>
          <table:table-cell table:style-name="ce4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1" number:language="de" number:country="DE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1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Zack.Cox</meta:initial-creator>
    <meta:creation-date>2010-07-06T22:41:28</meta:creation-date>
    <dc:date>2025-04-19T16:31:32.116000000</dc:date>
    <meta:editing-cycles>4</meta:editing-cycles>
    <meta:editing-duration>PT3H4M29S</meta:editing-duration>
    <meta:document-statistic meta:table-count="1" meta:cell-count="84" meta:object-count="1"/>
    <meta:generator>LibreOffice/24.8.6.2$Windows_X86_64 LibreOffice_project/6d98ba145e9a8a39fc57bcc76981d1fb1316c60c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5" style:family="chart">
      <style:graphic-properties svg:stroke-color="#808080"/>
    </style:style>
    <style:style style:name="ch6" style:family="chart" style:data-style-name="N0">
      <style:chart-properties chart:symbol-type="named-symbol" chart:symbol-name="diamond" chart:symbol-width="0.245cm" chart:symbol-height="0.245cm" chart:link-data-style-to-source="true"/>
      <style:graphic-properties draw:stroke="none" svg:stroke-color="#666699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45cm" chart:symbol-height="0.245cm" chart:link-data-style-to-source="true"/>
      <style:graphic-properties draw:stroke="none" svg:stroke-color="#993366" draw:fill-color="#99336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45cm" chart:symbol-height="0.245cm" chart:link-data-style-to-source="true"/>
      <style:graphic-properties draw:stroke="none" svg:stroke-color="#969696" draw:fill-color="#96969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2.598cm" svg:height="15.93cm" xlink:href=".." xlink:type="simple" chart:class="chart:scatter" chart:style-name="ch1">
        <chart:legend chart:legend-position="end" svg:x="28.319cm" svg:y="5.502cm" style:legend-expansion="custom" svg:width="3.669cm" svg:height="5.045cm" style:legend-expansion-aspect-ratio="0.727254707631318" chart:style-name="ch2"/>
        <chart:plot-area chart:style-name="ch3" table:cell-range-address="Tabelle1.A3:Tabelle1.D22" svg:x="0.577cm" svg:y="0.414cm" svg:width="27.842cm" svg:height="15.485cm">
          <chart:coordinate-region svg:x="0.804cm" svg:y="0.587cm" svg:width="27.352cm" svg:height="15.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3:Tabelle1.B22" chart:class="chart:scatter">
            <chart:domain table:cell-range-address="Tabelle1.A3:Tabelle1.A22"/>
            <chart:data-point chart:repeated="20"/>
          </chart:series>
          <chart:series chart:style-name="ch7" chart:values-cell-range-address="Tabelle1.C3:Tabelle1.C22" chart:class="chart:scatter">
            <chart:data-point chart:repeated="20"/>
          </chart:series>
          <chart:series chart:style-name="ch8" chart:values-cell-range-address="Tabelle1.D3:Tabelle1.D2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Tabelle1.A3:Tabelle1.A22</svg:desc>
                </draw:g>
              </table:table-cell>
              <table:table-cell office:value-type="float" office:value="0.1877394">
                <text:p>0.1877394</text:p>
                <draw:g>
                  <svg:desc>Tabelle1.B3:Tabelle1.B22</svg:desc>
                </draw:g>
              </table:table-cell>
              <table:table-cell office:value-type="float" office:value="0.175882">
                <text:p>0.175882</text:p>
                <draw:g>
                  <svg:desc>Tabelle1.C3:Tabelle1.C22</svg:desc>
                </draw:g>
              </table:table-cell>
              <table:table-cell office:value-type="float" office:value="0.0118574">
                <text:p>0.0118574</text:p>
                <draw:g>
                  <svg:desc>Tabelle1.D3:Tabelle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0.099567987">
                <text:p>0.099567987</text:p>
              </table:table-cell>
              <table:table-cell office:value-type="float" office:value="0.10038975">
                <text:p>0.10038975</text:p>
              </table:table-cell>
              <table:table-cell office:value-type="float" office:value="-0.000821763000000003">
                <text:p>-0.00082176300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33869057">
                <text:p>0.033869057</text:p>
              </table:table-cell>
              <table:table-cell office:value-type="float" office:value="0.03268">
                <text:p>0.03268</text:p>
              </table:table-cell>
              <table:table-cell office:value-type="float" office:value="0.001189057">
                <text:p>0.001189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0.030460624">
                <text:p>-0.030460624</text:p>
              </table:table-cell>
              <table:table-cell office:value-type="float" office:value="-0.02724725">
                <text:p>-0.02724725</text:p>
              </table:table-cell>
              <table:table-cell office:value-type="float" office:value="-0.003213374">
                <text:p>-0.003213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0.083647307">
                <text:p>-0.083647307</text:p>
              </table:table-cell>
              <table:table-cell office:value-type="float" office:value="-0.079392">
                <text:p>-0.079392</text:p>
              </table:table-cell>
              <table:table-cell office:value-type="float" office:value="-0.004255307">
                <text:p>-0.004255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0.134454528">
                <text:p>-0.134454528</text:p>
              </table:table-cell>
              <table:table-cell office:value-type="float" office:value="-0.12375425">
                <text:p>-0.12375425</text:p>
              </table:table-cell>
              <table:table-cell office:value-type="float" office:value="-0.010700278">
                <text:p>-0.010700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-0.167969299">
                <text:p>-0.167969299</text:p>
              </table:table-cell>
              <table:table-cell office:value-type="float" office:value="-0.160334">
                <text:p>-0.160334</text:p>
              </table:table-cell>
              <table:table-cell office:value-type="float" office:value="-0.00763529899999996">
                <text:p>-0.00763529899999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-0.187391901">
                <text:p>-0.187391901</text:p>
              </table:table-cell>
              <table:table-cell office:value-type="float" office:value="-0.18913125">
                <text:p>-0.18913125</text:p>
              </table:table-cell>
              <table:table-cell office:value-type="float" office:value="0.00173934900000003">
                <text:p>0.00173934900000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-0.21248135">
                <text:p>-0.21248135</text:p>
              </table:table-cell>
              <table:table-cell office:value-type="float" office:value="-0.210146">
                <text:p>-0.210146</text:p>
              </table:table-cell>
              <table:table-cell office:value-type="float" office:value="-0.00233534999999999">
                <text:p>-0.00233534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-0.22307595">
                <text:p>-0.22307595</text:p>
              </table:table-cell>
              <table:table-cell office:value-type="float" office:value="-0.22337825">
                <text:p>-0.22337825</text:p>
              </table:table-cell>
              <table:table-cell office:value-type="float" office:value="0.000302300000000033">
                <text:p>0.000302300000000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-0.2244">
                <text:p>-0.2244</text:p>
              </table:table-cell>
              <table:table-cell office:value-type="float" office:value="-0.228828">
                <text:p>-0.228828</text:p>
              </table:table-cell>
              <table:table-cell office:value-type="float" office:value="0.00442800000000004">
                <text:p>0.00442800000000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-0.2257901">
                <text:p>-0.2257901</text:p>
              </table:table-cell>
              <table:table-cell office:value-type="float" office:value="-0.22649525">
                <text:p>-0.22649525</text:p>
              </table:table-cell>
              <table:table-cell office:value-type="float" office:value="0.000705149999999988">
                <text:p>0.000705149999999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-0.2144381">
                <text:p>-0.2144381</text:p>
              </table:table-cell>
              <table:table-cell office:value-type="float" office:value="-0.21638">
                <text:p>-0.21638</text:p>
              </table:table-cell>
              <table:table-cell office:value-type="float" office:value="0.00194189999999997">
                <text:p>0.00194189999999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-0.194">
                <text:p>-0.194</text:p>
              </table:table-cell>
              <table:table-cell office:value-type="float" office:value="-0.19848225">
                <text:p>-0.19848225</text:p>
              </table:table-cell>
              <table:table-cell office:value-type="float" office:value="0.00448224999999997">
                <text:p>0.004482249999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-0.179093152">
                <text:p>-0.179093152</text:p>
              </table:table-cell>
              <table:table-cell office:value-type="float" office:value="-0.172802">
                <text:p>-0.172802</text:p>
              </table:table-cell>
              <table:table-cell office:value-type="float" office:value="-0.00629115199999999">
                <text:p>-0.006291151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-0.123430204">
                <text:p>-0.123430204</text:p>
              </table:table-cell>
              <table:table-cell office:value-type="float" office:value="-0.13933925">
                <text:p>-0.13933925</text:p>
              </table:table-cell>
              <table:table-cell office:value-type="float" office:value="0.015909046">
                <text:p>0.015909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-0.091829539">
                <text:p>-0.091829539</text:p>
              </table:table-cell>
              <table:table-cell office:value-type="float" office:value="-0.098094">
                <text:p>-0.098094</text:p>
              </table:table-cell>
              <table:table-cell office:value-type="float" office:value="0.00626446100000001">
                <text:p>0.006264461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-0.047439728">
                <text:p>-0.047439728</text:p>
              </table:table-cell>
              <table:table-cell office:value-type="float" office:value="-0.04906625">
                <text:p>-0.04906625</text:p>
              </table:table-cell>
              <table:table-cell office:value-type="float" office:value="0.00162652199999998">
                <text:p>0.0016265219999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0.0034977">
                <text:p>0.0034977</text:p>
              </table:table-cell>
              <table:table-cell office:value-type="float" office:value="0.00774399999999997">
                <text:p>0.00774399999999997</text:p>
              </table:table-cell>
              <table:table-cell office:value-type="float" office:value="-0.00424629999999997">
                <text:p>-0.00424629999999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0.061449175">
                <text:p>0.061449175</text:p>
              </table:table-cell>
              <table:table-cell office:value-type="float" office:value="0.0723367500000001">
                <text:p>0.0723367500000001</text:p>
              </table:table-cell>
              <table:table-cell office:value-type="float" office:value="-0.0108875750000001">
                <text:p>-0.010887575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6.2$Windows_X86_64 LibreOffice_project/6d98ba145e9a8a39fc57bcc76981d1fb1316c60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